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ff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00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bottom"/>
    </style:style>
    <style:style style:name="gr5" style:family="graphic" style:parent-style-name="standard">
      <style:graphic-properties draw:fill="solid" draw:fill-color="#c0c0c0" draw:textarea-horizontal-align="center" draw:textarea-vertical-align="bottom"/>
    </style:style>
    <style:style style:name="gr6" style:family="graphic" style:parent-style-name="standard">
      <style:graphic-properties draw:fill-color="#00ff00" draw:textarea-horizontal-align="center" draw:textarea-vertical-align="middle"/>
    </style:style>
    <style:style style:name="gr7" style:family="graphic" style:parent-style-name="standard">
      <style:graphic-properties draw:fill-color="#000000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fo:min-height="0.142cm"/>
    </style:style>
    <style:style style:name="gr10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127cm" draw:textarea-horizontal-align="center" draw:textarea-vertical-align="middle"/>
    </style:style>
    <style:style style:name="gr12" style:family="graphic" style:parent-style-name="standard">
      <style:graphic-properties draw:marker-start="Arrow" draw:marker-end="Arrow" draw:textarea-horizontal-align="center" draw:textarea-vertical-align="middle"/>
    </style:style>
    <style:style style:name="gr13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gr14" style:family="graphic" style:parent-style-name="standard">
      <style:graphic-properties draw:fill-color="#ff0000" draw:textarea-horizontal-align="center" draw:textarea-vertical-align="middle"/>
    </style:style>
    <style:style style:name="gr15" style:family="graphic" style:parent-style-name="standard">
      <style:graphic-properties draw:fill-color="#ff00ff" draw:textarea-horizontal-align="center" draw:textarea-vertical-align="middle"/>
    </style:style>
    <style:style style:name="gr16" style:family="graphic" style:parent-style-name="standard">
      <style:graphic-properties svg:stroke-color="#c0c0c0" draw:marker-start="Arrow" draw:marker-end="Arrow" draw:textarea-horizontal-align="center" draw:textarea-vertical-align="middle"/>
    </style:style>
    <style:style style:name="gr17" style:family="graphic" style:parent-style-name="standard">
      <style:graphic-properties draw:fill-color="#0000ff" draw:textarea-horizontal-align="center" draw:textarea-vertical-align="middle"/>
    </style:style>
    <style:style style:name="gr18" style:family="graphic" style:parent-style-name="standard">
      <style:graphic-properties svg:stroke-color="#c0c0c0" draw:marker-end="Arrow" draw:marker-end-width="0.3cm" draw:textarea-horizontal-align="center" draw:textarea-vertical-align="bottom"/>
    </style:style>
    <style:style style:name="gr19" style:family="graphic" style:parent-style-name="standard">
      <style:graphic-properties svg:stroke-color="#c0c0c0" draw:marker-end-width="0.3cm" draw:textarea-horizontal-align="center" draw:textarea-vertical-align="middle"/>
    </style:style>
    <style:style style:name="gr20" style:family="graphic" style:parent-style-name="standard">
      <style:graphic-properties draw:marker-start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137cm"/>
    </style:style>
    <style:style style:name="gr22" style:family="graphic" style:parent-style-name="standard">
      <style:graphic-properties draw:marker-end="Arrow" draw:marker-end-width="0.127cm" draw:textarea-horizontal-align="center" draw:textarea-vertical-align="middle"/>
    </style:style>
    <style:style style:name="gr23" style:family="graphic" style:parent-style-name="standard">
      <style:graphic-properties draw:fill-color="#00ffff" draw:textarea-horizontal-align="center" draw:textarea-vertical-align="middle"/>
    </style:style>
    <style:style style:name="gr24" style:family="graphic" style:parent-style-name="standard">
      <style:graphic-properties draw:marker-start="Arrow" draw:marker-start-width="0.127cm" draw:marker-end="Arrow" draw:marker-end-width="0.127cm" draw:textarea-horizontal-align="center" draw:textarea-vertical-align="bottom"/>
    </style:style>
    <style:style style:name="gr2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1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3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1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8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991cm"/>
    </style:style>
    <style:style style:name="gr32" style:family="graphic" style:parent-style-name="standard">
      <style:graphic-properties draw:marker-end="Arrow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marker-start="Square" draw:marker-end="Arrow" draw:textarea-horizontal-align="center" draw:textarea-vertical-align="botto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415cm"/>
    </style:style>
    <style:style style:name="gr37" style:family="graphic" style:parent-style-name="standard">
      <style:graphic-properties draw:marker-start="Arrow" draw:marker-end="Square" draw:textarea-horizontal-align="center" draw:textarea-vertical-align="botto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1.9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06cm"/>
    </style:style>
    <style:style style:name="gr41" style:family="graphic" style:parent-style-name="standard">
      <style:graphic-properties svg:stroke-color="#ffff00" draw:textarea-horizontal-align="center" draw:textarea-vertical-align="middle"/>
    </style:style>
    <style:style style:name="gr42" style:family="graphic" style:parent-style-name="standard">
      <style:graphic-properties draw:marker-start="Square" draw:textarea-horizontal-align="center" draw:textarea-vertical-align="botto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39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88cm"/>
    </style:style>
    <style:style style:name="gr45" style:family="graphic" style:parent-style-name="standard">
      <style:graphic-properties draw:fill-color="#ff0000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.68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color="#ffff00" fo:font-size="12pt"/>
    </style:style>
    <style:style style:name="P5" style:family="paragraph">
      <style:paragraph-properties fo:text-align="center"/>
      <style:text-properties fo:font-family="'Bitstream Vera Sans Mono'" style:font-style-name="Regular" style:font-pitch="fixed" fo:font-size="5pt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font-family="'Bitstream Vera Sans Mono'" style:font-style-name="Regular" style:font-pitch="fixed" fo:font-size="5pt"/>
    </style:style>
    <style:style style:name="P8" style:family="paragraph">
      <style:paragraph-properties fo:text-align="center"/>
      <style:text-properties fo:font-family="'Zapf Dingbats'" style:font-pitch="variable" style:font-charset="x-symbol" fo:font-size="4pt" fo:font-weight="normal"/>
    </style:style>
    <style:style style:name="P9" style:family="paragraph">
      <style:paragraph-properties fo:text-align="center"/>
      <style:text-properties fo:font-family="'Zapf Dingbats'" style:font-pitch="variable" style:font-charset="x-symbol" fo:font-size="5pt"/>
    </style:style>
    <style:style style:name="P10" style:family="paragraph">
      <style:paragraph-properties fo:margin-left="0cm" fo:margin-right="0cm" fo:text-align="center" fo:text-indent="0cm"/>
      <style:text-properties fo:font-family="'Bitstream Vera Sans Mono'" style:font-style-name="Regular" style:font-pitch="fixed" fo:font-size="4pt" fo:font-weight="normal"/>
    </style:style>
    <style:style style:name="P11" style:family="paragraph">
      <style:paragraph-properties fo:margin-left="0cm" fo:margin-right="0cm" fo:text-align="center" fo:text-indent="0cm"/>
      <style:text-properties fo:font-size="8pt"/>
    </style:style>
    <style:style style:name="P12" style:family="paragraph">
      <style:paragraph-properties fo:text-align="center"/>
      <style:text-properties fo:font-size="8pt"/>
    </style:style>
    <style:style style:name="P13" style:family="paragraph">
      <style:paragraph-properties fo:margin-left="0cm" fo:margin-right="0cm" fo:text-align="center" fo:text-indent="0cm"/>
      <style:text-properties fo:font-size="1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font-size="10pt"/>
    </style:style>
    <style:style style:name="P17" style:family="paragraph">
      <style:paragraph-properties fo:text-align="center"/>
      <style:text-properties fo:font-size="10pt"/>
    </style:style>
    <style:style style:name="P18" style:family="paragraph">
      <style:text-properties fo:font-size="10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style:paragraph-properties fo:text-align="center">
        <style:tab-stops/>
      </style:paragraph-properties>
      <style:text-properties fo:font-size="14pt"/>
    </style:style>
    <style:style style:name="P21" style:family="paragraph">
      <style:text-properties fo:font-size="12pt" fo:font-weight="bold"/>
    </style:style>
    <style:style style:name="P22" style:family="paragraph">
      <style:paragraph-properties fo:margin-left="0cm" fo:margin-right="0cm" fo:text-align="center" fo:text-indent="0cm"/>
      <style:text-properties fo:font-size="10pt" style:font-size-asian="24pt" style:font-size-complex="24pt"/>
    </style:style>
    <style:style style:name="P23" style:family="paragraph">
      <style:paragraph-properties fo:text-align="center"/>
      <style:text-properties fo:font-size="10pt" style:font-size-asian="24pt" style:font-size-complex="24pt"/>
    </style:style>
    <style:style style:name="P24" style:family="paragraph">
      <style:paragraph-properties fo:margin-left="0cm" fo:margin-right="0cm" fo:text-indent="0cm"/>
      <style:text-properties fo:font-size="10pt" fo:font-weight="bold" style:font-size-asian="24pt" style:font-size-complex="24pt"/>
    </style:style>
    <style:style style:name="T1" style:family="text">
      <style:text-properties fo:font-size="12pt"/>
    </style:style>
    <style:style style:name="T2" style:family="text">
      <style:text-properties fo:color="#ffff00" fo:font-size="12pt"/>
    </style:style>
    <style:style style:name="T3" style:family="text">
      <style:text-properties fo:font-family="'Bitstream Vera Sans Mono'" style:font-style-name="Regular" style:font-pitch="fixed" fo:font-size="5pt"/>
    </style:style>
    <style:style style:name="T4" style:family="text">
      <style:text-properties fo:font-family="'Zapf Dingbats'" style:font-pitch="variable" style:font-charset="x-symbol" fo:font-size="4pt" fo:font-weight="normal"/>
    </style:style>
    <style:style style:name="T5" style:family="text">
      <style:text-properties fo:font-size="8pt"/>
    </style:style>
    <style:style style:name="T6" style:family="text">
      <style:text-properties fo:font-size="12pt" style:font-size-asian="24pt" style:font-size-complex="24pt"/>
    </style:style>
    <style:style style:name="T7" style:family="text">
      <style:text-properties fo:font-size="10pt"/>
    </style:style>
    <style:style style:name="T8" style:family="text">
      <style:text-properties fo:font-size="14pt"/>
    </style:style>
    <style:style style:name="T9" style:family="text">
      <style:text-properties fo:font-size="12pt" fo:font-weight="bold"/>
    </style:style>
    <style:style style:name="T10" style:family="text">
      <style:text-properties fo:font-size="10pt" style:font-size-asian="24pt" style:font-size-complex="24pt"/>
    </style:style>
    <style:style style:name="T11" style:family="text">
      <style:text-properties fo:font-size="12pt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905cm" svg:height="0.635cm" svg:x="0.952cm" svg:y="0.952cm">
            <text:p text:style-name="P1"><text:span text:style-name="T1">App</text:span></text:p>
          </draw:rect>
          <draw:rect draw:style-name="gr1" draw:text-style-name="P2" draw:layer="layout" svg:width="1.905cm" svg:height="0.635cm" svg:x="5.397cm" svg:y="0.952cm">
            <text:p text:style-name="P1"><text:span text:style-name="T1">App</text:span></text:p>
          </draw:rect>
          <draw:rect draw:style-name="gr1" draw:text-style-name="P2" draw:layer="layout" svg:width="1.905cm" svg:height="0.635cm" svg:x="3.174cm" svg:y="0.952cm">
            <text:p text:style-name="P1"><text:span text:style-name="T1">App</text:span></text:p>
          </draw:rect>
          <draw:rect draw:style-name="gr1" draw:text-style-name="P2" draw:layer="layout" svg:width="1.905cm" svg:height="0.635cm" svg:x="7.619cm" svg:y="0.952cm">
            <text:p text:style-name="P1"><text:span text:style-name="T1">App</text:span></text:p>
          </draw:rect>
          <draw:rect draw:style-name="gr1" draw:text-style-name="P2" draw:layer="layout" svg:width="1.905cm" svg:height="0.635cm" svg:x="9.842cm" svg:y="0.952cm">
            <text:p text:style-name="P1"><text:span text:style-name="T1">App</text:span></text:p>
          </draw:rect>
          <draw:rect draw:style-name="gr2" draw:text-style-name="P2" draw:layer="layout" svg:width="10.795cm" svg:height="0.609cm" svg:x="0.952cm" svg:y="1.93cm">
            <text:p text:style-name="P1"><text:span text:style-name="T1">Front Panel Pseudo Driver</text:span></text:p>
          </draw:rect>
          <draw:rect draw:style-name="gr2" draw:text-style-name="P2" draw:layer="layout" svg:width="10.795cm" svg:height="0.952cm" svg:x="0.952cm" svg:y="2.857cm">
            <text:p text:style-name="P1"><text:span text:style-name="T1">Front Panel Manager</text:span></text:p>
          </draw:rect>
          <draw:rect draw:style-name="gr3" draw:text-style-name="P2" draw:layer="layout" svg:width="10.795cm" svg:height="0.635cm" svg:x="0.952cm" svg:y="4.127cm">
            <text:p text:style-name="P1"><text:span text:style-name="T1">Serial Keypad and Display Driver</text:span></text:p>
          </draw:rect>
          <draw:rect draw:style-name="gr3" draw:text-style-name="P2" draw:layer="layout" svg:width="10.769cm" svg:height="0.953cm" svg:x="0.978cm" svg:y="5.079cm">
            <text:p text:style-name="P1"><text:span text:style-name="T1">Linux Kernel</text:span></text:p>
          </draw:rect>
          <draw:rect draw:style-name="gr4" draw:text-style-name="P2" draw:layer="layout" svg:width="11.43cm" svg:height="6.985cm" svg:x="0.635cm" svg:y="0.635cm">
            <text:p text:style-name="P1"><text:span text:style-name="T1">Figure 1.</text:span></text:p>
          </draw:rect>
        </draw:g>
      </draw:page>
      <draw:page draw:name="page2" draw:style-name="dp1" draw:master-page-name="Default">
        <draw:rect draw:style-name="gr5" draw:text-style-name="P3" draw:layer="layout" svg:width="3.492cm" svg:height="4.127cm" svg:x="1.271cm" svg:y="2.223cm">
          <text:p text:style-name="P1"><text:span text:style-name="T1">Front Panel</text:span></text:p>
        </draw:rect>
        <draw:rect draw:style-name="gr6" draw:text-style-name="P2" draw:layer="layout" svg:width="2.858cm" svg:height="1.598cm" svg:x="1.588cm" svg:y="2.53cm">
          <text:p text:style-name="P15"/>
        </draw:rect>
        <draw:rect draw:style-name="gr7" draw:text-style-name="P4" draw:layer="layout" svg:width="2.222cm" svg:height="0.952cm" svg:x="1.906cm" svg:y="2.858cm">
          <text:p text:style-name="P1"><text:span text:style-name="T2">Display</text:span></text:p>
        </draw:rect>
        <draw:rect draw:style-name="gr8" draw:text-style-name="P2" draw:layer="layout" svg:width="0.018cm" svg:height="0.054cm" svg:x="0.953cm" svg:y="5.538cm">
          <text:p text:style-name="P15"/>
        </draw:rect>
        <draw:g>
          <draw:rect draw:style-name="gr6" draw:text-style-name="P5" draw:layer="layout" svg:width="0.953cm" svg:height="1.044cm" svg:x="1.588cm" svg:y="4.445cm">
            <text:p text:style-name="P15"/>
          </draw:rect>
          <draw:g>
            <draw:rect draw:style-name="gr2" draw:text-style-name="P7" draw:layer="layout" svg:width="0.128cm" svg:height="0.16cm" svg:x="1.7cm" svg:y="4.522cm">
              <text:p text:style-name="P6"><text:span text:style-name="T3">1</text:span></text:p>
            </draw:rect>
            <draw:rect draw:style-name="gr2" draw:text-style-name="P7" draw:layer="layout" svg:width="0.128cm" svg:height="0.16cm" svg:x="1.89cm" svg:y="4.522cm">
              <text:p text:style-name="P6"><text:span text:style-name="T3">2</text:span></text:p>
            </draw:rect>
            <draw:rect draw:style-name="gr2" draw:text-style-name="P7" draw:layer="layout" svg:width="0.128cm" svg:height="0.16cm" svg:x="2.3cm" svg:y="4.522cm">
              <text:p text:style-name="P6"><text:span text:style-name="T3">A</text:span></text:p>
            </draw:rect>
            <draw:rect draw:style-name="gr2" draw:text-style-name="P7" draw:layer="layout" svg:width="0.128cm" svg:height="0.16cm" svg:x="2.08cm" svg:y="4.522cm">
              <text:p text:style-name="P6"><text:span text:style-name="T3">3</text:span></text:p>
            </draw:rect>
            <draw:rect draw:style-name="gr2" draw:text-style-name="P7" draw:layer="layout" svg:width="0.128cm" svg:height="0.161cm" svg:x="1.7cm" svg:y="4.763cm">
              <text:p text:style-name="P6"><text:span text:style-name="T3">4</text:span></text:p>
            </draw:rect>
            <draw:rect draw:style-name="gr2" draw:text-style-name="P7" draw:layer="layout" svg:width="0.128cm" svg:height="0.161cm" svg:x="1.89cm" svg:y="4.763cm">
              <text:p text:style-name="P6"><text:span text:style-name="T3">5</text:span></text:p>
            </draw:rect>
            <draw:rect draw:style-name="gr2" draw:text-style-name="P7" draw:layer="layout" svg:width="0.128cm" svg:height="0.161cm" svg:x="2.3cm" svg:y="4.763cm">
              <text:p text:style-name="P6"><text:span text:style-name="T3">B</text:span></text:p>
            </draw:rect>
            <draw:rect draw:style-name="gr2" draw:text-style-name="P7" draw:layer="layout" svg:width="0.128cm" svg:height="0.161cm" svg:x="2.08cm" svg:y="4.763cm">
              <text:p text:style-name="P6"><text:span text:style-name="T3">6</text:span></text:p>
            </draw:rect>
            <draw:rect draw:style-name="gr2" draw:text-style-name="P7" draw:layer="layout" svg:width="0.126cm" svg:height="0.16cm" svg:x="1.701cm" svg:y="5.019cm">
              <text:p text:style-name="P6"><text:span text:style-name="T3">7</text:span></text:p>
            </draw:rect>
            <draw:rect draw:style-name="gr2" draw:text-style-name="P7" draw:layer="layout" svg:width="0.128cm" svg:height="0.16cm" svg:x="1.89cm" svg:y="5.019cm">
              <text:p text:style-name="P6"><text:span text:style-name="T3">8</text:span></text:p>
            </draw:rect>
            <draw:rect draw:style-name="gr2" draw:text-style-name="P7" draw:layer="layout" svg:width="0.126cm" svg:height="0.16cm" svg:x="2.301cm" svg:y="5.019cm">
              <text:p text:style-name="P6"><text:span text:style-name="T3">C</text:span></text:p>
            </draw:rect>
            <draw:rect draw:style-name="gr2" draw:text-style-name="P7" draw:layer="layout" svg:width="0.126cm" svg:height="0.16cm" svg:x="2.081cm" svg:y="5.019cm">
              <text:p text:style-name="P6"><text:span text:style-name="T3">9</text:span></text:p>
            </draw:rect>
            <draw:rect draw:style-name="gr2" draw:text-style-name="P7" draw:layer="layout" svg:width="0.128cm" svg:height="0.16cm" svg:x="1.7cm" svg:y="5.252cm">
              <text:p text:style-name="P6"><text:span text:style-name="T3">0</text:span></text:p>
            </draw:rect>
            <draw:rect draw:style-name="gr2" draw:text-style-name="P7" draw:layer="layout" svg:width="0.128cm" svg:height="0.16cm" svg:x="1.89cm" svg:y="5.252cm">
              <text:p text:style-name="P6"><text:span text:style-name="T3">F</text:span></text:p>
            </draw:rect>
            <draw:rect draw:style-name="gr2" draw:text-style-name="P7" draw:layer="layout" svg:width="0.128cm" svg:height="0.16cm" svg:x="2.3cm" svg:y="5.252cm">
              <text:p text:style-name="P6"><text:span text:style-name="T3">D</text:span></text:p>
            </draw:rect>
            <draw:rect draw:style-name="gr2" draw:text-style-name="P7" draw:layer="layout" svg:width="0.128cm" svg:height="0.16cm" svg:x="2.08cm" svg:y="5.252cm">
              <text:p text:style-name="P6"><text:span text:style-name="T3">E</text:span></text:p>
            </draw:rect>
          </draw:g>
        </draw:g>
        <draw:g>
          <draw:rect draw:style-name="gr6" draw:text-style-name="P2" draw:layer="layout" svg:width="0.701cm" svg:height="1.041cm" svg:x="3.73cm" svg:y="4.445cm">
            <text:p text:style-name="P15"/>
          </draw:rect>
          <draw:g>
            <draw:rect draw:style-name="gr8" draw:text-style-name="P5" draw:layer="layout" svg:width="0.128cm" svg:height="0.16cm" svg:x="3.828cm" svg:y="4.493cm">
              <text:p text:style-name="P15"/>
            </draw:rect>
            <draw:rect draw:style-name="gr2" draw:text-style-name="P8" draw:layer="layout" svg:width="0.128cm" svg:height="0.16cm" svg:x="4.017cm" svg:y="4.493cm">
              <text:p text:style-name="P1"><text:span text:style-name="T4">s</text:span></text:p>
            </draw:rect>
            <draw:rect draw:style-name="gr8" draw:text-style-name="P5" draw:layer="layout" svg:width="0.128cm" svg:height="0.16cm" svg:x="4.207cm" svg:y="4.493cm">
              <text:p text:style-name="P15"/>
            </draw:rect>
            <draw:rect draw:style-name="gr8" draw:text-style-name="P9" draw:layer="layout" svg:width="0.128cm" svg:height="0.163cm" svg:x="3.828cm" svg:y="4.734cm">
              <text:p text:style-name="P15"/>
            </draw:rect>
            <draw:rect draw:style-name="gr2" draw:text-style-name="P5" draw:layer="layout" svg:width="0.128cm" svg:height="0.163cm" svg:x="4.017cm" svg:y="4.734cm">
              <text:p text:style-name="P1"><text:span text:style-name="T3">*</text:span></text:p>
            </draw:rect>
            <draw:rect draw:style-name="gr8" draw:text-style-name="P5" draw:layer="layout" svg:width="0.128cm" svg:height="0.163cm" svg:x="4.207cm" svg:y="4.734cm">
              <text:p text:style-name="P15"/>
            </draw:rect>
            <draw:rect draw:style-name="gr2" draw:text-style-name="P5" draw:layer="layout" svg:width="0.126cm" svg:height="0.161cm" svg:x="3.829cm" svg:y="4.992cm">
              <text:p text:style-name="P1"><text:span text:style-name="T3">+</text:span></text:p>
            </draw:rect>
            <draw:rect draw:style-name="gr8" draw:text-style-name="P5" draw:layer="layout" svg:width="0.128cm" svg:height="0.161cm" svg:x="4.017cm" svg:y="4.992cm">
              <text:p text:style-name="P15"/>
            </draw:rect>
            <draw:rect draw:style-name="gr2" draw:text-style-name="P5" draw:layer="layout" svg:width="0.126cm" svg:height="0.161cm" svg:x="4.208cm" svg:y="4.992cm">
              <text:p text:style-name="P1"><text:span text:style-name="T3">-</text:span></text:p>
            </draw:rect>
            <draw:rect draw:style-name="gr8" draw:text-style-name="P5" draw:layer="layout" svg:width="0.128cm" svg:height="0.16cm" svg:x="3.828cm" svg:y="5.226cm">
              <text:p text:style-name="P15"/>
            </draw:rect>
            <draw:rect draw:style-name="gr8" draw:text-style-name="P8" draw:layer="layout" svg:width="0.128cm" svg:height="0.16cm" svg:x="4.017cm" svg:y="5.226cm">
              <text:p text:style-name="P15"/>
            </draw:rect>
            <draw:rect draw:style-name="gr8" draw:text-style-name="P5" draw:layer="layout" svg:width="0.128cm" svg:height="0.16cm" svg:x="4.207cm" svg:y="5.226cm">
              <text:p text:style-name="P15"/>
            </draw:rect>
            <draw:frame draw:style-name="gr9" draw:text-style-name="P10" draw:layer="layout" svg:width="0.125cm" svg:height="0.142cm" svg:x="4.035cm" svg:y="4.995cm">
              <draw:text-box>
                <text:p text:style-name="P1"><text:span text:style-name="T4">t</text:span></text:p>
              </draw:text-box>
            </draw:frame>
          </draw:g>
        </draw:g>
        <draw:rect draw:style-name="gr4" draw:text-style-name="P3" draw:layer="layout" svg:width="19.05cm" svg:height="11.112cm" svg:x="0.635cm" svg:y="0.635cm">
          <text:p text:style-name="P1"><text:span text:style-name="T1">Figure 3.</text:span></text:p>
        </draw:rect>
        <draw:rect draw:style-name="gr3" draw:text-style-name="P11" draw:layer="layout" svg:width="1.297cm" svg:height="1.271cm" svg:x="6.429cm" svg:y="5.345cm">
          <text:p text:style-name="P1"><text:span text:style-name="T5">Serial</text:span></text:p>
          <text:p text:style-name="P1"><text:span text:style-name="T5">Port</text:span></text:p>
          <text:p text:style-name="P1"><text:span text:style-name="T5">Driver</text:span></text:p>
        </draw:rect>
        <draw:rect draw:style-name="gr2" draw:text-style-name="P12" draw:layer="layout" svg:width="2.222cm" svg:height="0.635cm" svg:x="10.795cm" svg:y="5.715cm">
          <text:p text:style-name="P1"><text:span text:style-name="T5">Virtual Terminal</text:span></text:p>
        </draw:rect>
        <draw:rect draw:style-name="gr2" draw:text-style-name="P12" draw:layer="layout" svg:width="2.222cm" svg:height="0.635cm" svg:x="10.795cm" svg:y="6.667cm">
          <text:p text:style-name="P1"><text:span text:style-name="T5">Virtual Terminal</text:span></text:p>
        </draw:rect>
        <draw:rect draw:style-name="gr2" draw:text-style-name="P12" draw:layer="layout" svg:width="2.222cm" svg:height="0.635cm" svg:x="10.795cm" svg:y="7.62cm">
          <text:p text:style-name="P1"><text:span text:style-name="T5">Virtual Terminal</text:span></text:p>
        </draw:rect>
        <draw:rect draw:style-name="gr2" draw:text-style-name="P12" draw:layer="layout" svg:width="2.249cm" svg:height="0.634cm" svg:x="10.795cm" svg:y="8.572cm">
          <text:p text:style-name="P1"><text:span text:style-name="T5">Virtual Terminal</text:span></text:p>
        </draw:rect>
        <draw:line draw:style-name="gr10" draw:text-style-name="P2" draw:layer="layout" svg:x1="7.699cm" svg:y1="5.98cm" svg:x2="8.969cm" svg:y2="5.98cm">
          <text:p text:style-name="P15"/>
        </draw:line>
        <draw:line draw:style-name="gr11" draw:text-style-name="P2" draw:layer="layout" svg:x1="9.923cm" svg:y1="5.027cm" svg:x2="10.874cm" svg:y2="5.027cm">
          <text:p text:style-name="P15"/>
        </draw:line>
        <draw:line draw:style-name="gr11" draw:text-style-name="P2" draw:layer="layout" svg:x1="9.923cm" svg:y1="5.98cm" svg:x2="10.874cm" svg:y2="5.979cm">
          <text:p text:style-name="P15"/>
        </draw:line>
        <draw:line draw:style-name="gr11" draw:text-style-name="P2" draw:layer="layout" svg:x1="9.923cm" svg:y1="6.932cm" svg:x2="10.874cm" svg:y2="6.932cm">
          <text:p text:style-name="P15"/>
        </draw:line>
        <draw:line draw:style-name="gr11" draw:text-style-name="P2" draw:layer="layout" svg:x1="9.923cm" svg:y1="7.885cm" svg:x2="10.874cm" svg:y2="7.884cm">
          <text:p text:style-name="P15"/>
        </draw:line>
        <draw:line draw:style-name="gr11" draw:text-style-name="P2" draw:layer="layout" svg:x1="13.097cm" svg:y1="5.027cm" svg:x2="14.049cm" svg:y2="5.027cm">
          <text:p text:style-name="P15"/>
        </draw:line>
        <draw:line draw:style-name="gr11" draw:text-style-name="P2" draw:layer="layout" svg:x1="13.097cm" svg:y1="5.979cm" svg:x2="14.049cm" svg:y2="5.979cm">
          <text:p text:style-name="P15"/>
        </draw:line>
        <draw:line draw:style-name="gr11" draw:text-style-name="P2" draw:layer="layout" svg:x1="13.097cm" svg:y1="6.932cm" svg:x2="14.049cm" svg:y2="6.932cm">
          <text:p text:style-name="P15"/>
        </draw:line>
        <draw:line draw:style-name="gr11" draw:text-style-name="P2" draw:layer="layout" svg:x1="13.097cm" svg:y1="7.884cm" svg:x2="14.049cm" svg:y2="7.884cm">
          <text:p text:style-name="P15"/>
        </draw:line>
        <draw:line draw:style-name="gr12" draw:text-style-name="P2" draw:layer="layout" svg:x1="14.922cm" svg:y1="6.35cm" svg:x2="16.827cm" svg:y2="6.35cm">
          <text:p text:style-name="P15"/>
        </draw:line>
        <draw:line draw:style-name="gr13" draw:text-style-name="P2" draw:layer="layout" svg:x1="5.477cm" svg:y1="5.98cm" svg:x2="6.43cm" svg:y2="5.98cm">
          <text:p text:style-name="P15"/>
        </draw:line>
        <draw:rect draw:style-name="gr4" draw:text-style-name="P3" draw:layer="layout" svg:width="7.302cm" svg:height="9.525cm" svg:x="8.335cm" svg:y="1.27cm">
          <text:p text:style-name="P1"><text:span text:style-name="T1">Front Panel Manager</text:span></text:p>
        </draw:rect>
        <draw:rect draw:style-name="gr1" draw:text-style-name="P11" draw:layer="layout" svg:width="2.222cm" svg:height="0.635cm" svg:x="10.795cm" svg:y="4.762cm">
          <text:p text:style-name="P1"><text:span text:style-name="T5">Virtual Terminal</text:span></text:p>
        </draw:rect>
        <draw:rect draw:style-name="gr14" draw:text-style-name="P11" draw:layer="layout" svg:width="2.222cm" svg:height="0.635cm" svg:x="10.795cm" svg:y="3.81cm">
          <text:p text:style-name="P1"><text:span text:style-name="T5">Virtual Terminal</text:span></text:p>
        </draw:rect>
        <draw:rect draw:style-name="gr15" draw:text-style-name="P3" draw:layer="layout" svg:width="7.938cm" svg:height="0.873cm" draw:transform="rotate (1.5707963267946) translate (16.907cm 9.525cm)">
          <text:p text:style-name="P1"><text:span text:style-name="T6">Front Panel Driver</text:span></text:p>
          <text:p text:style-name="P1"><text:span text:style-name="T5">Minor 8</text:span></text:p>
        </draw:rect>
        <draw:rect draw:style-name="gr1" draw:text-style-name="P11" draw:layer="layout" svg:width="0.952cm" svg:height="0.939cm" draw:transform="rotate (1.5707963267946) translate (17.78cm 5.397cm)">
          <text:p text:style-name="P1"><text:span text:style-name="T5">Minor</text:span></text:p>
          <text:p text:style-name="P1"><text:span text:style-name="T5">1</text:span></text:p>
        </draw:rect>
        <draw:rect draw:style-name="gr14" draw:text-style-name="P11" draw:layer="layout" svg:width="0.952cm" svg:height="0.952cm" draw:transform="rotate (1.5707963267946) translate (17.78cm 4.444cm)">
          <text:p text:style-name="P1"><text:span text:style-name="T5">Minor</text:span></text:p>
          <text:p text:style-name="P1"><text:span text:style-name="T5">2</text:span></text:p>
        </draw:rect>
        <draw:line draw:style-name="gr11" draw:text-style-name="P2" draw:layer="layout" svg:x1="13.097cm" svg:y1="4.074cm" svg:x2="14.049cm" svg:y2="4.074cm">
          <text:p text:style-name="P15"/>
        </draw:line>
        <draw:line draw:style-name="gr11" draw:text-style-name="P2" draw:layer="layout" svg:x1="13.017cm" svg:y1="8.89cm" svg:x2="13.969cm" svg:y2="8.89cm">
          <text:p text:style-name="P15"/>
        </draw:line>
        <draw:line draw:style-name="gr11" draw:text-style-name="P2" draw:layer="layout" svg:x1="9.922cm" svg:y1="4.075cm" svg:x2="10.874cm" svg:y2="4.074cm">
          <text:p text:style-name="P15"/>
        </draw:line>
        <draw:line draw:style-name="gr11" draw:text-style-name="P2" draw:layer="layout" svg:x1="9.843cm" svg:y1="8.89cm" svg:x2="10.795cm" svg:y2="8.89cm">
          <text:p text:style-name="P15"/>
        </draw:line>
        <draw:line draw:style-name="gr16" draw:text-style-name="P2" draw:layer="layout" svg:x1="14.922cm" svg:y1="4.127cm" svg:x2="16.827cm" svg:y2="4.127cm">
          <text:p text:style-name="P15"/>
        </draw:line>
        <draw:line draw:style-name="gr16" draw:text-style-name="P2" draw:layer="layout" svg:x1="14.922cm" svg:y1="3.175cm" svg:x2="16.827cm" svg:y2="3.175cm">
          <text:p text:style-name="P15"/>
        </draw:line>
        <draw:polygon draw:style-name="gr2" draw:text-style-name="P1" draw:layer="layout" svg:width="7.303cm" svg:height="0.953cm" draw:transform="rotate (1.5707963267946) translate (8.89cm 10.16cm)" svg:viewBox="0 0 7304 954" draw:points="7303,953 6149,0 1154,0 0,953">
          <text:p text:style-name="P1"><text:span text:style-name="T7">Viewport Control</text:span></text:p>
        </draw:polygon>
        <draw:polygon draw:style-name="gr2" draw:text-style-name="P1" draw:layer="layout" svg:width="7.303cm" svg:height="0.953cm" draw:transform="rotate (1.5707963267946) translate (13.97cm 10.16cm)" svg:viewBox="0 0 7304 954" draw:points="6149,953 7303,0 0,0 1154,953">
          <text:p text:style-name="P1"><text:span text:style-name="T7">Virtual Terminal Control</text:span></text:p>
        </draw:polygon>
        <draw:rect draw:style-name="gr17" draw:text-style-name="P11" draw:layer="layout" svg:width="0.952cm" svg:height="0.952cm" draw:transform="rotate (1.5707963267946) translate (17.78cm 3.492cm)">
          <text:p text:style-name="P1"><text:span text:style-name="T5">Minor</text:span></text:p>
          <text:p text:style-name="P1"><text:span text:style-name="T5">3</text:span></text:p>
        </draw:rect>
        <draw:line draw:style-name="gr18" draw:text-style-name="P13" draw:layer="layout" svg:x1="9.287cm" svg:y1="2.17cm" svg:x2="16.907cm" svg:y2="2.17cm">
          <text:p text:style-name="P1"><text:span text:style-name="T7">Aux Switch</text:span></text:p>
        </draw:line>
        <draw:line draw:style-name="gr19" draw:text-style-name="P14" draw:layer="layout" svg:x1="9.287cm" svg:y1="2.17cm" svg:x2="9.287cm" svg:y2="3.44cm">
          <text:p text:style-name="P15"/>
        </draw:line>
        <draw:rect draw:style-name="gr2" draw:text-style-name="P2" draw:layer="layout" svg:width="1.905cm" svg:height="0.952cm" svg:x="1.905cm" svg:y="7.621cm">
          <text:p text:style-name="P1"><text:span text:style-name="T1">C60</text:span></text:p>
        </draw:rect>
        <draw:line draw:style-name="gr20" draw:text-style-name="P14" draw:layer="layout" svg:x1="4.763cm" svg:y1="4.128cm" svg:x2="5.398cm" svg:y2="4.128cm">
          <text:p text:style-name="P15"/>
        </draw:line>
        <draw:line draw:style-name="gr20" draw:text-style-name="P14" draw:layer="layout" svg:x1="3.81cm" svg:y1="7.938cm" svg:x2="5.398cm" svg:y2="7.938cm">
          <text:p text:style-name="P15"/>
        </draw:line>
        <draw:line draw:style-name="gr8" draw:text-style-name="P14" draw:layer="layout" svg:x1="5.398cm" svg:y1="4.128cm" svg:x2="5.398cm" svg:y2="7.938cm">
          <text:p text:style-name="P15"/>
        </draw:line>
        <draw:frame draw:style-name="gr21" draw:text-style-name="P16" draw:layer="layout" svg:width="0.489cm" svg:height="0.492cm" svg:x="2.686cm" svg:y="6.668cm">
          <draw:text-box>
            <text:p text:style-name="P15"><text:span text:style-name="T7">OR</text:span></text:p>
          </draw:text-box>
        </draw:frame>
        <draw:rect draw:style-name="gr3" draw:text-style-name="P11" draw:layer="layout" svg:width="4.127cm" svg:height="0.952cm" draw:transform="rotate (1.5707963267946) translate (17.78cm 9.524cm)">
          <text:p text:style-name="P1"><text:span text:style-name="T5">Minor</text:span></text:p>
          <text:p text:style-name="P1"><text:span text:style-name="T5">0</text:span></text:p>
        </draw:rect>
        <draw:rect draw:style-name="gr2" draw:text-style-name="P12" draw:layer="layout" svg:width="2.249cm" svg:height="0.634cm" svg:x="10.795cm" svg:y="9.526cm">
          <text:p text:style-name="P1"><text:span text:style-name="T5">Return Processing</text:span></text:p>
        </draw:rect>
        <draw:line draw:style-name="gr22" draw:text-style-name="P14" draw:layer="layout" svg:x1="9.842cm" svg:y1="9.842cm" svg:x2="10.795cm" svg:y2="9.842cm">
          <text:p text:style-name="P15"/>
        </draw:line>
        <draw:line draw:style-name="gr22" draw:text-style-name="P14" draw:layer="layout" svg:x1="13.017cm" svg:y1="9.842cm" svg:x2="13.97cm" svg:y2="9.842cm">
          <text:p text:style-name="P15"/>
        </draw:line>
        <draw:rect draw:style-name="gr23" draw:text-style-name="P11" draw:layer="layout" svg:width="0.952cm" svg:height="0.952cm" draw:transform="rotate (1.5707963267946) translate (17.78cm 2.54cm)">
          <text:p text:style-name="P1"><text:span text:style-name="T5">Minor</text:span></text:p>
          <text:p text:style-name="P1"><text:span text:style-name="T5">128</text:span></text:p>
        </draw:rect>
        <draw:line draw:style-name="gr24" draw:text-style-name="P17" draw:layer="layout" svg:x1="9.842cm" svg:y1="3.175cm" svg:x2="13.97cm" svg:y2="3.175cm">
          <text:p text:style-name="P1"><text:span text:style-name="T7">Direct pass through</text:span></text:p>
        </draw:line>
      </draw:page>
      <draw:page draw:name="page3" draw:style-name="dp1" draw:master-page-name="Default">
        <draw:rect draw:style-name="gr4" draw:text-style-name="P3" draw:layer="layout" svg:width="15.24cm" svg:height="9.207cm" svg:x="0.635cm" svg:y="0.635cm">
          <text:p text:style-name="P1"><text:span text:style-name="T1">Figure 2.</text:span></text:p>
        </draw:rect>
        <draw:rect draw:style-name="gr15" draw:text-style-name="P3" draw:layer="layout" svg:width="6.985cm" svg:height="0.953cm" draw:transform="rotate (-1.57079632679579) translate (6.985cm 1.27cm)">
          <text:p text:style-name="P1"><text:span text:style-name="T1">Front Panel Driver</text:span></text:p>
          <text:p text:style-name="P1"><text:span text:style-name="T5">Minor 8</text:span></text:p>
        </draw:rect>
        <draw:rect draw:style-name="gr1" draw:text-style-name="P11" draw:layer="layout" svg:width="0.952cm" svg:height="0.952cm" draw:transform="rotate (-1.57079632679579) translate (10.159cm 5.398cm)">
          <text:p text:style-name="P1"><text:span text:style-name="T5">Minor</text:span></text:p>
          <text:p text:style-name="P1"><text:span text:style-name="T5">1</text:span></text:p>
        </draw:rect>
        <draw:rect draw:style-name="gr14" draw:text-style-name="P11" draw:layer="layout" svg:width="0.952cm" svg:height="0.952cm" draw:transform="rotate (-1.57079632679579) translate (10.159cm 6.35cm)">
          <text:p text:style-name="P1"><text:span text:style-name="T5">Minor</text:span></text:p>
          <text:p text:style-name="P1"><text:span text:style-name="T5">2</text:span></text:p>
        </draw:rect>
        <draw:rect draw:style-name="gr17" draw:text-style-name="P11" draw:layer="layout" svg:width="0.952cm" svg:height="0.952cm" draw:transform="rotate (-1.57079632679579) translate (10.159cm 7.302cm)">
          <text:p text:style-name="P1"><text:span text:style-name="T5">Minor</text:span></text:p>
          <text:p text:style-name="P1"><text:span text:style-name="T5">3</text:span></text:p>
        </draw:rect>
        <draw:rect draw:style-name="gr3" draw:text-style-name="P11" draw:layer="layout" svg:width="4.127cm" svg:height="0.952cm" draw:transform="rotate (-1.57079632679579) translate (10.159cm 1.27cm)">
          <text:p text:style-name="P1"><text:span text:style-name="T5">Minor</text:span></text:p>
          <text:p text:style-name="P1"><text:span text:style-name="T5">0</text:span></text:p>
        </draw:rect>
        <draw:line draw:style-name="gr25" draw:text-style-name="P14" draw:layer="layout" svg:x1="10.16cm" svg:y1="3.175cm" svg:x2="11.748cm" svg:y2="3.175cm">
          <text:p text:style-name="P15"/>
        </draw:line>
        <draw:line draw:style-name="gr25" draw:text-style-name="P14" draw:layer="layout" svg:x1="10.16cm" svg:y1="5.715cm" svg:x2="11.748cm" svg:y2="5.715cm">
          <text:p text:style-name="P15"/>
        </draw:line>
        <draw:line draw:style-name="gr25" draw:text-style-name="P14" draw:layer="layout" svg:x1="10.159cm" svg:y1="6.667cm" svg:x2="11.747cm" svg:y2="6.667cm">
          <text:p text:style-name="P15"/>
        </draw:line>
        <draw:line draw:style-name="gr26" draw:text-style-name="P14" draw:layer="layout" svg:x1="10.16cm" svg:y1="7.62cm" svg:x2="11.748cm" svg:y2="7.62cm">
          <text:p text:style-name="P15"/>
        </draw:line>
        <draw:frame draw:style-name="gr27" draw:text-style-name="P18" draw:layer="layout" svg:width="3.185cm" svg:height="0.492cm" svg:x="11.879cm" svg:y="2.857cm">
          <draw:text-box>
            <text:p text:style-name="P15"><text:span text:style-name="T7">Applications (16 max)</text:span></text:p>
          </draw:text-box>
        </draw:frame>
        <draw:frame draw:style-name="gr28" draw:text-style-name="P18" draw:layer="layout" svg:width="2.381cm" svg:height="0.492cm" svg:x="11.879cm" svg:y="5.397cm">
          <draw:text-box>
            <text:p text:style-name="P15"><text:span text:style-name="T7">Master Selection</text:span></text:p>
          </draw:text-box>
        </draw:frame>
        <draw:frame draw:style-name="gr29" draw:text-style-name="P18" draw:layer="layout" svg:width="3.118cm" svg:height="0.492cm" svg:x="11.879cm" svg:y="6.35cm">
          <draw:text-box>
            <text:p text:style-name="P15"><text:span text:style-name="T7">System Configuration</text:span></text:p>
          </draw:text-box>
        </draw:frame>
        <draw:frame draw:style-name="gr30" draw:text-style-name="P18" draw:layer="layout" svg:width="1.831cm" svg:height="0.492cm" svg:x="11.953cm" svg:y="7.302cm">
          <draw:text-box>
            <text:p text:style-name="P15"><text:span text:style-name="T7">AUX Switch</text:span></text:p>
          </draw:text-box>
        </draw:frame>
        <draw:line draw:style-name="gr25" draw:text-style-name="P14" draw:layer="layout" svg:x1="5.921cm" svg:y1="4.445cm" svg:x2="4.333cm" svg:y2="4.445cm">
          <text:p text:style-name="P15"/>
        </draw:line>
        <draw:frame draw:style-name="gr31" draw:text-style-name="P18" draw:layer="layout" svg:width="2.991cm" svg:height="0.492cm" svg:x="0.874cm" svg:y="4.127cm">
          <draw:text-box>
            <text:p text:style-name="P15"><text:span text:style-name="T7">Front Panel Manager</text:span></text:p>
          </draw:text-box>
        </draw:frame>
        <draw:line draw:style-name="gr32" draw:text-style-name="P14" draw:layer="layout" svg:x1="9.207cm" svg:y1="2.857cm" svg:x2="6.985cm" svg:y2="2.857cm">
          <text:p text:style-name="P15"/>
        </draw:line>
        <draw:line draw:style-name="gr8" draw:text-style-name="P14" draw:layer="layout" svg:x1="9.207cm" svg:y1="6.667cm" svg:x2="8.572cm" svg:y2="6.667cm">
          <text:p text:style-name="P15"/>
        </draw:line>
        <draw:line draw:style-name="gr8" draw:text-style-name="P14" draw:layer="layout" svg:x1="8.572cm" svg:y1="2.857cm" svg:x2="8.572cm" svg:y2="6.667cm">
          <text:p text:style-name="P15"/>
        </draw:line>
        <draw:line draw:style-name="gr8" draw:text-style-name="P14" draw:layer="layout" svg:x1="9.207cm" svg:y1="5.715cm" svg:x2="8.572cm" svg:y2="5.715cm">
          <text:p text:style-name="P15"/>
        </draw:line>
        <draw:line draw:style-name="gr26" draw:text-style-name="P14" draw:layer="layout" svg:x1="6.985cm" svg:y1="4.445cm" svg:x2="9.207cm" svg:y2="4.445cm">
          <text:p text:style-name="P15"/>
        </draw:line>
        <draw:line draw:style-name="gr26" draw:text-style-name="P14" draw:layer="layout" svg:x1="7.937cm" svg:y1="6.032cm" svg:x2="9.207cm" svg:y2="6.032cm">
          <text:p text:style-name="P15"/>
        </draw:line>
        <draw:line draw:style-name="gr26" draw:text-style-name="P14" draw:layer="layout" svg:x1="7.937cm" svg:y1="7.937cm" svg:x2="9.207cm" svg:y2="7.937cm">
          <text:p text:style-name="P15"/>
        </draw:line>
        <draw:line draw:style-name="gr8" draw:text-style-name="P14" draw:layer="layout" svg:x1="7.937cm" svg:y1="4.445cm" svg:x2="7.937cm" svg:y2="8.89cm">
          <text:p text:style-name="P15"/>
        </draw:line>
        <draw:line draw:style-name="gr26" draw:text-style-name="P14" draw:layer="layout" svg:x1="7.937cm" svg:y1="6.985cm" svg:x2="9.207cm" svg:y2="6.985cm">
          <text:p text:style-name="P15"/>
        </draw:line>
        <draw:rect draw:style-name="gr23" draw:text-style-name="P11" draw:layer="layout" svg:width="0.952cm" svg:height="0.952cm" draw:transform="rotate (-1.57079632679579) translate (10.16cm 8.255cm)">
          <text:p text:style-name="P1"><text:span text:style-name="T5">Minor</text:span></text:p>
          <text:p text:style-name="P1"><text:span text:style-name="T5">128</text:span></text:p>
        </draw:rect>
        <draw:line draw:style-name="gr26" draw:text-style-name="P14" draw:layer="layout" svg:x1="7.937cm" svg:y1="8.89cm" svg:x2="9.207cm" svg:y2="8.89cm">
          <text:p text:style-name="P15"/>
        </draw:line>
        <draw:line draw:style-name="gr25" draw:text-style-name="P14" draw:layer="layout" svg:x1="10.16cm" svg:y1="8.572cm" svg:x2="11.748cm" svg:y2="8.572cm">
          <text:p text:style-name="P15"/>
        </draw:line>
        <draw:frame draw:style-name="gr33" draw:text-style-name="P18" draw:layer="layout" svg:width="3.782cm" svg:height="0.492cm" svg:x="11.775cm" svg:y="8.255cm">
          <draw:text-box>
            <text:p text:style-name="P15"><text:span text:style-name="T7">Direct Interfaces (16 Max)</text:span></text:p>
          </draw:text-box>
        </draw:frame>
      </draw:page>
      <draw:page draw:name="page4" draw:style-name="dp1" draw:master-page-name="Default">
        <draw:rect draw:style-name="gr2" draw:text-style-name="P19" draw:id="id1" draw:layer="layout" svg:width="3.81cm" svg:height="0.953cm" svg:x="21.927cm" svg:y="1.576cm">
          <text:p text:style-name="P1"><text:span text:style-name="T8">Application</text:span></text:p>
        </draw:rect>
        <draw:rect draw:style-name="gr2" draw:text-style-name="P19" draw:id="id2" draw:layer="layout" svg:width="3.809cm" svg:height="0.953cm" svg:x="17.799cm" svg:y="1.576cm">
          <text:p text:style-name="P1"><text:span text:style-name="T8">TUI Driver</text:span></text:p>
        </draw:rect>
        <draw:rect draw:style-name="gr2" draw:text-style-name="P20" draw:id="id3" draw:layer="layout" svg:width="3.809cm" svg:height="0.953cm" svg:x="13.672cm" svg:y="1.576cm">
          <text:p text:style-name="P6"><text:span text:style-name="T8">Virtual Window</text:span></text:p>
          <text:p text:style-name="P6"><text:span text:style-name="T8">Control</text:span></text:p>
        </draw:rect>
        <draw:rect draw:style-name="gr2" draw:text-style-name="P19" draw:id="id4" draw:layer="layout" svg:width="3.809cm" svg:height="0.953cm" svg:x="9.544cm" svg:y="1.576cm">
          <text:p text:style-name="P1"><text:span text:style-name="T8">Virtual Terminal</text:span></text:p>
        </draw:rect>
        <draw:rect draw:style-name="gr2" draw:text-style-name="P19" draw:id="id5" draw:layer="layout" svg:width="3.809cm" svg:height="0.953cm" svg:x="5.417cm" svg:y="1.576cm">
          <text:p text:style-name="P1"><text:span text:style-name="T8">Viewport Control</text:span></text:p>
        </draw:rect>
        <draw:rect draw:style-name="gr2" draw:text-style-name="P19" draw:id="id6" draw:layer="layout" svg:width="3.809cm" svg:height="0.953cm" svg:x="1.289cm" svg:y="1.576cm">
          <text:p text:style-name="P1"><text:span text:style-name="T8">Serial Driver</text:span></text:p>
        </draw:rect>
        <draw:connector draw:style-name="gr8" draw:text-style-name="P14" draw:layer="layout" svg:x1="23.832cm" svg:y1="2.529cm" svg:x2="23.819cm" svg:y2="20.285cm" draw:start-shape="id1" draw:start-glue-point="2">
          <text:p text:style-name="P15"/>
        </draw:connector>
        <draw:connector draw:style-name="gr8" draw:text-style-name="P14" draw:layer="layout" svg:x1="19.703cm" svg:y1="2.529cm" svg:x2="19.746cm" svg:y2="20.285cm" draw:start-shape="id2" draw:start-glue-point="2">
          <text:p text:style-name="P15"/>
        </draw:connector>
        <draw:connector draw:style-name="gr8" draw:text-style-name="P14" draw:layer="layout" svg:x1="15.576cm" svg:y1="2.529cm" svg:x2="15.534cm" svg:y2="20.285cm" draw:start-shape="id3" draw:start-glue-point="2">
          <text:p text:style-name="P15"/>
        </draw:connector>
        <draw:connector draw:style-name="gr8" draw:text-style-name="P14" draw:layer="layout" svg:x1="11.448cm" svg:y1="2.529cm" svg:x2="11.419cm" svg:y2="20.296cm" draw:start-shape="id4" draw:start-glue-point="2">
          <text:p text:style-name="P15"/>
        </draw:connector>
        <draw:connector draw:style-name="gr8" draw:text-style-name="P14" draw:layer="layout" svg:x1="7.321cm" svg:y1="2.529cm" svg:x2="7.318cm" svg:y2="20.32cm" draw:start-shape="id5" draw:start-glue-point="2">
          <text:p text:style-name="P15"/>
        </draw:connector>
        <draw:connector draw:style-name="gr8" draw:text-style-name="P14" draw:layer="layout" svg:x1="3.193cm" svg:y1="2.529cm" svg:x2="3.244cm" svg:y2="20.25cm" draw:start-shape="id6" draw:start-glue-point="2">
          <text:p text:style-name="P15"/>
        </draw:connector>
        <draw:connector draw:style-name="gr34" draw:text-style-name="P13" draw:layer="layout" svg:x1="23.854cm" svg:y1="3.505cm" svg:x2="19.676cm" svg:y2="3.505cm">
          <text:p text:style-name="P1"><text:span text:style-name="T7">Open()</text:span></text:p>
        </draw:connector>
        <draw:connector draw:style-name="gr34" draw:text-style-name="P13" draw:layer="layout" svg:x1="19.711cm" svg:y1="4.201cm" svg:x2="15.568cm" svg:y2="4.201cm">
          <text:p text:style-name="P1"><text:span text:style-name="T7">CREATE</text:span></text:p>
        </draw:connector>
        <draw:connector draw:style-name="gr34" draw:text-style-name="P13" draw:layer="layout" svg:x1="15.612cm" svg:y1="5.397cm" svg:x2="19.685cm" svg:y2="5.397cm">
          <text:p text:style-name="P1"><text:span text:style-name="T7">Status</text:span></text:p>
        </draw:connector>
        <draw:frame draw:style-name="gr35" draw:text-style-name="P21" draw:layer="layout" svg:width="0.993cm" svg:height="0.64cm" svg:x="24.166cm" svg:y="3.537cm">
          <draw:text-box>
            <text:p text:style-name="P15"><text:span text:style-name="T9">Open</text:span></text:p>
          </draw:text-box>
        </draw:frame>
        <draw:connector draw:style-name="gr34" draw:text-style-name="P13" draw:layer="layout" svg:x1="19.711cm" svg:y1="6.046cm" svg:x2="23.784cm" svg:y2="6.046cm">
          <text:p text:style-name="P1"><text:span text:style-name="T7">File Descriptor</text:span></text:p>
        </draw:connector>
        <draw:connector draw:style-name="gr34" draw:text-style-name="P13" draw:id="id7" draw:layer="layout" svg:x1="19.669cm" svg:y1="7.275cm" svg:x2="15.527cm" svg:y2="7.275cm">
          <text:p text:style-name="P1"><text:span text:style-name="T7">Register</text:span></text:p>
        </draw:connector>
        <draw:connector draw:style-name="gr34" draw:text-style-name="P13" draw:layer="layout" svg:x1="15.542cm" svg:y1="8.552cm" svg:x2="23.793cm" svg:y2="8.552cm">
          <text:p text:style-name="P1"><text:span text:style-name="T7">Status</text:span></text:p>
        </draw:connector>
        <draw:connector draw:style-name="gr34" draw:text-style-name="P13" draw:layer="layout" svg:x1="15.537cm" svg:y1="7.917cm" svg:x2="7.287cm" svg:y2="7.917cm">
          <text:p text:style-name="P1"><text:span text:style-name="T7">Application Title</text:span></text:p>
        </draw:connector>
        <draw:frame draw:style-name="gr36" draw:text-style-name="P21" draw:layer="layout" svg:width="2.415cm" svg:height="0.64cm" svg:x="24.095cm" svg:y="7.338cm">
          <draw:text-box>
            <text:p text:style-name="P15"><text:span text:style-name="T9">Registeration</text:span></text:p>
          </draw:text-box>
        </draw:frame>
        <draw:connector draw:style-name="gr34" draw:text-style-name="P17" draw:id="id8" draw:layer="layout" svg:x1="23.847cm" svg:y1="9.851cm" svg:x2="19.704cm" svg:y2="9.851cm">
          <text:p text:style-name="P1"><text:span text:style-name="T7">Write()</text:span></text:p>
        </draw:connector>
        <draw:connector draw:style-name="gr34" draw:text-style-name="P17" draw:layer="layout" svg:x1="15.527cm" svg:y1="10.478cm" svg:x2="11.453cm" svg:y2="10.478cm">
          <text:p text:style-name="P1"><text:span text:style-name="T7">Update</text:span></text:p>
        </draw:connector>
        <draw:connector draw:style-name="gr37" draw:text-style-name="P17" draw:layer="layout" svg:x1="15.492cm" svg:y1="11.139cm" svg:x2="11.349cm" svg:y2="11.139cm">
          <text:p text:style-name="P1"><text:span text:style-name="T7">Status</text:span></text:p>
        </draw:connector>
        <draw:connector draw:style-name="gr37" draw:text-style-name="P17" draw:layer="layout" svg:x1="23.777cm" svg:y1="11.703cm" svg:x2="15.492cm" svg:y2="11.738cm">
          <text:p text:style-name="P1"><text:span text:style-name="T7">n Written/Status</text:span></text:p>
        </draw:connector>
        <draw:frame draw:style-name="gr38" draw:text-style-name="P21" draw:layer="layout" svg:width="1.996cm" svg:height="1.918cm" svg:x="24.095cm" svg:y="9.878cm">
          <draw:text-box>
            <text:p text:style-name="P15"><text:span text:style-name="T9">Write</text:span></text:p>
            <text:p text:style-name="P15"><text:span text:style-name="T9">(includes</text:span></text:p>
            <text:p text:style-name="P15"><text:span text:style-name="T9">Attributes)</text:span></text:p>
          </draw:text-box>
        </draw:frame>
        <draw:connector draw:style-name="gr34" draw:text-style-name="P17" draw:layer="layout" svg:x1="3.237cm" svg:y1="13.054cm" svg:x2="7.276cm" svg:y2="13.054cm">
          <text:p text:style-name="P1"><text:span text:style-name="T7">Key Stroke</text:span></text:p>
        </draw:connector>
        <draw:connector draw:style-name="gr34" draw:text-style-name="P22" draw:layer="layout" svg:x1="7.311cm" svg:y1="13.646cm" svg:x2="15.492cm" svg:y2="13.647cm">
          <text:p text:style-name="P1"><text:span text:style-name="T10">Incoming Character(s)</text:span></text:p>
        </draw:connector>
        <draw:connector draw:style-name="gr34" draw:text-style-name="P22" draw:layer="layout" svg:x1="15.492cm" svg:y1="14.342cm" svg:x2="19.739cm" svg:y2="14.342cm">
          <text:p text:style-name="P1"><text:span text:style-name="T10">Character Packet</text:span></text:p>
        </draw:connector>
        <draw:connector draw:style-name="gr34" draw:text-style-name="P23" draw:layer="layout" svg:x1="23.812cm" svg:y1="15.562cm" svg:x2="19.65cm" svg:y2="15.548cm">
          <text:p text:style-name="P1"><text:span text:style-name="T10">Read() (non-blocking)</text:span></text:p>
        </draw:connector>
        <draw:connector draw:style-name="gr34" draw:text-style-name="P23" draw:layer="layout" svg:x1="19.65cm" svg:y1="16.183cm" svg:x2="23.882cm" svg:y2="16.188cm">
          <text:p text:style-name="P1"><text:span text:style-name="T10">n Read/Status</text:span></text:p>
        </draw:connector>
        <draw:frame draw:style-name="gr39" draw:text-style-name="P21" draw:layer="layout" svg:width="0.938cm" svg:height="0.64cm" svg:x="24.095cm" svg:y="13.008cm">
          <draw:text-box>
            <text:p text:style-name="P15"><text:span text:style-name="T9">Read</text:span></text:p>
          </draw:text-box>
        </draw:frame>
        <draw:ellipse draw:style-name="gr3" draw:text-style-name="P13" draw:layer="layout" svg:width="1.905cm" svg:height="0.635cm" svg:x="18.697cm" svg:y="14.596cm">
          <text:p text:style-name="P1"><text:span text:style-name="T7">Queue</text:span></text:p>
        </draw:ellipse>
        <draw:connector draw:style-name="gr37" draw:text-style-name="P17" draw:layer="layout" svg:x1="19.685cm" svg:y1="13.017cm" svg:x2="23.793cm" svg:y2="13.017cm">
          <text:p text:style-name="P1"><text:span text:style-name="T7">Read() (blocking)</text:span></text:p>
        </draw:connector>
        <draw:frame draw:style-name="gr40" draw:text-style-name="P21" draw:layer="layout" svg:width="1.06cm" svg:height="0.64cm" svg:x="24.13cm" svg:y="17.457cm">
          <draw:text-box>
            <text:p text:style-name="P15"><text:span text:style-name="T9">Focus</text:span></text:p>
          </draw:text-box>
        </draw:frame>
        <draw:connector draw:style-name="gr37" draw:text-style-name="P22" draw:layer="layout" svg:x1="7.267cm" svg:y1="17.771cm" svg:x2="3.228cm" svg:y2="17.771cm">
          <text:p text:style-name="P1"><text:span text:style-name="T10">Key Stroke</text:span></text:p>
        </draw:connector>
        <draw:connector draw:style-name="gr37" draw:text-style-name="P22" draw:layer="layout" svg:x1="11.453cm" svg:y1="18.415cm" svg:x2="7.206cm" svg:y2="18.38cm">
          <text:p text:style-name="P1"><text:span text:style-name="T10">Focus Request</text:span></text:p>
        </draw:connector>
        <draw:connector draw:style-name="gr37" draw:text-style-name="P22" draw:layer="layout" svg:x1="3.144cm" svg:y1="19.041cm" svg:x2="11.453cm" svg:y2="19.077cm">
          <text:p text:style-name="P1"><text:span text:style-name="T10">Viewport Build</text:span></text:p>
        </draw:connector>
        <draw:line draw:style-name="gr41" draw:text-style-name="P14" draw:layer="layout" svg:x1="26.635cm" svg:y1="6.658cm" svg:x2="1.235cm" svg:y2="6.658cm">
          <text:p text:style-name="P15"/>
        </draw:line>
        <draw:line draw:style-name="gr41" draw:text-style-name="P14" draw:layer="layout" svg:x1="26.635cm" svg:y1="9.198cm" svg:x2="1.235cm" svg:y2="9.198cm">
          <text:p text:style-name="P15"/>
        </draw:line>
        <draw:line draw:style-name="gr41" draw:text-style-name="P14" draw:layer="layout" svg:x1="26.635cm" svg:y1="12.373cm" svg:x2="1.235cm" svg:y2="12.373cm">
          <text:p text:style-name="P15"/>
        </draw:line>
        <draw:line draw:style-name="gr41" draw:text-style-name="P14" draw:layer="layout" svg:x1="26.635cm" svg:y1="16.818cm" svg:x2="1.235cm" svg:y2="16.818cm">
          <text:p text:style-name="P15"/>
        </draw:line>
        <draw:connector draw:style-name="gr37" draw:text-style-name="P13" draw:layer="layout" svg:x1="19.669cm" svg:y1="7.275cm" svg:x2="23.812cm" svg:y2="7.275cm" draw:start-shape="id7" draw:start-glue-point="2">
          <text:p text:style-name="P1"><text:span text:style-name="T7">Ioctl()</text:span></text:p>
        </draw:connector>
        <draw:connector draw:style-name="gr34" draw:text-style-name="P13" draw:layer="layout" svg:x1="19.704cm" svg:y1="9.851cm" svg:x2="15.561cm" svg:y2="9.851cm" draw:start-shape="id8" draw:start-glue-point="3">
          <text:p text:style-name="P1"><text:span text:style-name="T7">Request</text:span></text:p>
        </draw:connector>
        <draw:connector draw:style-name="gr42" draw:text-style-name="P13" draw:layer="layout" svg:x1="15.557cm" svg:y1="4.762cm" svg:x2="11.449cm" svg:y2="4.762cm">
          <text:p text:style-name="P1"><text:span text:style-name="T7">Allocate</text:span></text:p>
        </draw:connector>
        <draw:circle draw:style-name="gr6" draw:text-style-name="P14" draw:layer="layout" svg:width="0.635cm" svg:height="0.635cm" svg:x="11.112cm" svg:y="4.445cm">
          <text:p text:style-name="P15"/>
        </draw:circle>
        <draw:ellipse draw:style-name="gr14" draw:text-style-name="P13" draw:layer="layout" svg:width="1.905cm" svg:height="0.635cm" svg:x="18.732cm" svg:y="13.335cm">
          <text:p text:style-name="P1"><text:span text:style-name="T7">Blocked</text:span></text:p>
        </draw:ellipse>
      </draw:page>
      <draw:page draw:name="page5" draw:style-name="dp1" draw:master-page-name="Default">
        <draw:rect draw:style-name="gr2" draw:text-style-name="P19" draw:id="id9" draw:layer="layout" svg:width="3.81cm" svg:height="0.953cm" svg:x="21.927cm" svg:y="1.576cm">
          <text:p text:style-name="P1"><text:span text:style-name="T8">Application</text:span></text:p>
        </draw:rect>
        <draw:rect draw:style-name="gr2" draw:text-style-name="P19" draw:id="id10" draw:layer="layout" svg:width="3.809cm" svg:height="0.953cm" svg:x="17.799cm" svg:y="1.576cm">
          <text:p text:style-name="P1"><text:span text:style-name="T8">TUI Driver</text:span></text:p>
        </draw:rect>
        <draw:rect draw:style-name="gr2" draw:text-style-name="P20" draw:id="id11" draw:layer="layout" svg:width="3.809cm" svg:height="0.953cm" svg:x="13.672cm" svg:y="1.576cm">
          <text:p text:style-name="P6"><text:span text:style-name="T8">Virtual Window</text:span></text:p>
          <text:p text:style-name="P6"><text:span text:style-name="T8">Control</text:span></text:p>
        </draw:rect>
        <draw:rect draw:style-name="gr2" draw:text-style-name="P19" draw:id="id12" draw:layer="layout" svg:width="3.809cm" svg:height="0.953cm" svg:x="9.544cm" svg:y="1.576cm">
          <text:p text:style-name="P1"><text:span text:style-name="T8">Virtual Terminal</text:span></text:p>
        </draw:rect>
        <draw:rect draw:style-name="gr2" draw:text-style-name="P19" draw:id="id13" draw:layer="layout" svg:width="3.809cm" svg:height="0.953cm" svg:x="5.417cm" svg:y="1.576cm">
          <text:p text:style-name="P1"><text:span text:style-name="T8">Viewport Control</text:span></text:p>
        </draw:rect>
        <draw:rect draw:style-name="gr2" draw:text-style-name="P19" draw:id="id14" draw:layer="layout" svg:width="3.809cm" svg:height="0.953cm" svg:x="1.289cm" svg:y="1.576cm">
          <text:p text:style-name="P1"><text:span text:style-name="T8">Front Panel</text:span></text:p>
        </draw:rect>
        <draw:connector draw:style-name="gr8" draw:text-style-name="P14" draw:layer="layout" svg:x1="23.832cm" svg:y1="2.529cm" svg:x2="23.819cm" svg:y2="20.285cm" draw:start-shape="id9" draw:start-glue-point="2">
          <text:p text:style-name="P15"/>
        </draw:connector>
        <draw:connector draw:style-name="gr8" draw:text-style-name="P14" draw:layer="layout" svg:x1="19.703cm" svg:y1="2.529cm" svg:x2="19.746cm" svg:y2="20.285cm" draw:start-shape="id10" draw:start-glue-point="2">
          <text:p text:style-name="P15"/>
        </draw:connector>
        <draw:connector draw:style-name="gr8" draw:text-style-name="P14" draw:layer="layout" svg:x1="15.576cm" svg:y1="2.529cm" svg:x2="15.534cm" svg:y2="20.285cm" draw:start-shape="id11" draw:start-glue-point="2">
          <text:p text:style-name="P15"/>
        </draw:connector>
        <draw:connector draw:style-name="gr8" draw:text-style-name="P14" draw:layer="layout" svg:x1="11.448cm" svg:y1="2.529cm" svg:x2="11.495cm" svg:y2="20.32cm" draw:start-shape="id12" draw:start-glue-point="2">
          <text:p text:style-name="P15"/>
        </draw:connector>
        <draw:connector draw:style-name="gr8" draw:text-style-name="P14" draw:layer="layout" svg:x1="7.321cm" svg:y1="2.529cm" svg:x2="7.318cm" svg:y2="20.32cm" draw:start-shape="id13" draw:start-glue-point="2">
          <text:p text:style-name="P15"/>
        </draw:connector>
        <draw:connector draw:style-name="gr8" draw:text-style-name="P14" draw:layer="layout" svg:x1="3.193cm" svg:y1="2.529cm" svg:x2="3.244cm" svg:y2="20.25cm" draw:start-shape="id14" draw:start-glue-point="2">
          <text:p text:style-name="P15"/>
        </draw:connector>
        <draw:connector draw:style-name="gr34" draw:text-style-name="P17" draw:id="id15" draw:layer="layout" svg:x1="23.828cm" svg:y1="3.81cm" svg:x2="19.685cm" svg:y2="3.81cm">
          <text:p text:style-name="P1"><text:span text:style-name="T7">Write()</text:span></text:p>
        </draw:connector>
        <draw:frame draw:style-name="gr43" draw:text-style-name="P21" draw:layer="layout" svg:width="1.395cm" svg:height="0.64cm" svg:x="24.13cm" svg:y="3.492cm">
          <draw:text-box>
            <text:p text:style-name="P15"><text:span text:style-name="T9">Inquiry</text:span></text:p>
          </draw:text-box>
        </draw:frame>
        <draw:connector draw:style-name="gr34" draw:text-style-name="P22" draw:layer="layout" svg:x1="11.419cm" svg:y1="4.456cm" svg:x2="15.557cm" svg:y2="4.445cm">
          <text:p text:style-name="P1"><text:span text:style-name="T10">Response</text:span></text:p>
        </draw:connector>
        <draw:connector draw:style-name="gr34" draw:text-style-name="P22" draw:layer="layout" svg:x1="15.438cm" svg:y1="5.715cm" svg:x2="19.685cm" svg:y2="5.715cm">
          <text:p text:style-name="P1"><text:span text:style-name="T10">Character Packet</text:span></text:p>
        </draw:connector>
        <draw:connector draw:style-name="gr37" draw:text-style-name="P17" draw:layer="layout" svg:x1="19.685cm" svg:y1="4.479cm" svg:x2="23.847cm" svg:y2="4.491cm">
          <text:p text:style-name="P1"><text:span text:style-name="T7">Read() (blocking)</text:span></text:p>
        </draw:connector>
        <draw:connector draw:style-name="gr34" draw:text-style-name="P13" draw:id="id16" draw:layer="layout" svg:x1="19.685cm" svg:y1="3.81cm" svg:x2="15.596cm" svg:y2="3.794cm" draw:start-shape="id15" draw:start-glue-point="3">
          <text:p text:style-name="P1"><text:span text:style-name="T7">Request</text:span></text:p>
        </draw:connector>
        <draw:connector draw:style-name="gr34" draw:text-style-name="P13" draw:layer="layout" svg:x1="15.596cm" svg:y1="3.794cm" svg:x2="11.384cm" svg:y2="3.794cm" draw:start-shape="id16" draw:start-glue-point="3">
          <text:p text:style-name="P1"><text:span text:style-name="T7">Forward</text:span></text:p>
        </draw:connector>
        <draw:connector draw:style-name="gr34" draw:text-style-name="P23" draw:layer="layout" svg:x1="23.882cm" svg:y1="7.102cm" svg:x2="19.685cm" svg:y2="7.116cm">
          <text:p text:style-name="P1"><text:span text:style-name="T10">Read() (non-blocking)</text:span></text:p>
        </draw:connector>
        <draw:connector draw:style-name="gr34" draw:text-style-name="P23" draw:layer="layout" svg:x1="19.774cm" svg:y1="7.751cm" svg:x2="23.812cm" svg:y2="7.751cm">
          <text:p text:style-name="P1"><text:span text:style-name="T10">n Read/Status</text:span></text:p>
        </draw:connector>
        <draw:ellipse draw:style-name="gr3" draw:text-style-name="P13" draw:layer="layout" svg:width="1.905cm" svg:height="0.635cm" svg:x="18.732cm" svg:y="6.163cm">
          <text:p text:style-name="P1"><text:span text:style-name="T7">Queue</text:span></text:p>
        </draw:ellipse>
        <draw:line draw:style-name="gr41" draw:text-style-name="P14" draw:layer="layout" svg:x1="26.67cm" svg:y1="8.386cm" svg:x2="1.27cm" svg:y2="8.386cm">
          <text:p text:style-name="P15"/>
        </draw:line>
        <draw:frame draw:style-name="gr44" draw:text-style-name="P24" draw:layer="layout" svg:width="0.988cm" svg:height="0.64cm" svg:x="24.13cm" svg:y="14.101cm">
          <draw:text-box>
            <text:p text:style-name="P15"><text:span text:style-name="T11">Close</text:span></text:p>
          </draw:text-box>
        </draw:frame>
        <draw:connector draw:style-name="gr34" draw:text-style-name="P23" draw:layer="layout" svg:x1="23.847cm" svg:y1="14.136cm" svg:x2="19.704cm" svg:y2="14.136cm">
          <text:p text:style-name="P1"><text:span text:style-name="T10">Close()</text:span></text:p>
        </draw:connector>
        <draw:connector draw:style-name="gr34" draw:text-style-name="P23" draw:layer="layout" svg:x1="19.704cm" svg:y1="14.728cm" svg:x2="15.562cm" svg:y2="14.728cm">
          <text:p text:style-name="P1"><text:span text:style-name="T10">Destroy</text:span></text:p>
        </draw:connector>
        <draw:connector draw:style-name="gr42" draw:text-style-name="P22" draw:layer="layout" svg:x1="15.572cm" svg:y1="15.376cm" svg:x2="11.43cm" svg:y2="15.376cm">
          <text:p text:style-name="P1"><text:span text:style-name="T10">De-allocate</text:span></text:p>
        </draw:connector>
        <draw:connector draw:style-name="gr34" draw:text-style-name="P23" draw:layer="layout" svg:x1="15.596cm" svg:y1="16.051cm" svg:x2="19.704cm" svg:y2="16.051cm">
          <text:p text:style-name="P1"><text:span text:style-name="T10">Status</text:span></text:p>
        </draw:connector>
        <draw:connector draw:style-name="gr34" draw:text-style-name="P23" draw:layer="layout" svg:x1="19.704cm" svg:y1="16.678cm" svg:x2="23.847cm" svg:y2="16.678cm">
          <text:p text:style-name="P1"><text:span text:style-name="T10">Status</text:span></text:p>
        </draw:connector>
        <draw:circle draw:style-name="gr45" draw:text-style-name="P14" draw:layer="layout" svg:width="0.635cm" svg:height="0.635cm" svg:x="11.112cm" svg:y="15.058cm">
          <text:p text:style-name="P15"/>
        </draw:circle>
        <draw:line draw:style-name="gr41" draw:text-style-name="P14" draw:layer="layout" svg:x1="26.67cm" svg:y1="13.466cm" svg:x2="1.27cm" svg:y2="13.466cm">
          <text:p text:style-name="P15"/>
        </draw:line>
        <draw:frame draw:style-name="gr40" draw:text-style-name="P21" draw:layer="layout" svg:width="1.06cm" svg:height="0.64cm" svg:x="24.126cm" svg:y="9.014cm">
          <draw:text-box>
            <text:p text:style-name="P15"><text:span text:style-name="T9">Focus</text:span></text:p>
          </draw:text-box>
        </draw:frame>
        <draw:connector draw:style-name="gr37" draw:text-style-name="P22" draw:layer="layout" svg:x1="7.302cm" svg:y1="9.021cm" svg:x2="3.263cm" svg:y2="9.021cm">
          <text:p text:style-name="P1"><text:span text:style-name="T10">Key Stroke</text:span></text:p>
        </draw:connector>
        <draw:connector draw:style-name="gr37" draw:text-style-name="P22" draw:layer="layout" svg:x1="11.484cm" svg:y1="9.658cm" svg:x2="7.237cm" svg:y2="9.623cm">
          <text:p text:style-name="P1"><text:span text:style-name="T10">Focus Request</text:span></text:p>
        </draw:connector>
        <draw:connector draw:style-name="gr37" draw:text-style-name="P22" draw:layer="layout" svg:x1="3.175cm" svg:y1="10.284cm" svg:x2="11.484cm" svg:y2="10.32cm">
          <text:p text:style-name="P1"><text:span text:style-name="T10">Viewport Build</text:span></text:p>
        </draw:connector>
        <draw:connector draw:style-name="gr34" draw:text-style-name="P22" draw:id="id17" draw:layer="layout" svg:x1="23.951cm" svg:y1="10.909cm" svg:x2="19.843cm" svg:y2="10.909cm">
          <text:p text:style-name="P1"><text:span text:style-name="T10">Write()</text:span></text:p>
        </draw:connector>
        <draw:connector draw:style-name="gr34" draw:text-style-name="P22" draw:layer="layout" svg:x1="19.843cm" svg:y1="10.909cm" svg:x2="15.631cm" svg:y2="10.909cm" draw:start-shape="id17" draw:start-glue-point="3">
          <text:p text:style-name="P1"><text:span text:style-name="T10">Request</text:span></text:p>
        </draw:connector>
        <draw:connector draw:style-name="gr34" draw:text-style-name="P22" draw:id="id18" draw:layer="layout" svg:x1="15.596cm" svg:y1="11.57cm" svg:x2="11.627cm" svg:y2="11.57cm">
          <text:p text:style-name="P1"><text:span text:style-name="T10">Update</text:span></text:p>
        </draw:connector>
        <draw:connector draw:style-name="gr34" draw:text-style-name="P22" draw:layer="layout" svg:x1="11.627cm" svg:y1="11.57cm" svg:x2="3.341cm" svg:y2="11.605cm" draw:start-shape="id18" draw:start-glue-point="3">
          <text:p text:style-name="P1"><text:span text:style-name="T10">Live Update</text:span></text:p>
        </draw:connector>
        <draw:frame draw:style-name="gr46" draw:text-style-name="P21" draw:layer="layout" svg:width="1.683cm" svg:height="1.279cm" svg:x="24.234cm" svg:y="10.919cm">
          <draw:text-box>
            <text:p text:style-name="P15"><text:span text:style-name="T9">Write</text:span></text:p>
            <text:p text:style-name="P15"><text:span text:style-name="T9">(in focus)</text:span></text:p>
          </draw:text-box>
        </draw:frame>
        <draw:connector draw:style-name="gr37" draw:text-style-name="P17" draw:layer="layout" svg:x1="15.557cm" svg:y1="12.196cm" svg:x2="11.414cm" svg:y2="12.196cm">
          <text:p text:style-name="P1"><text:span text:style-name="T7">Status</text:span></text:p>
        </draw:connector>
        <draw:connector draw:style-name="gr37" draw:text-style-name="P17" draw:layer="layout" svg:x1="24.016cm" svg:y1="12.831cm" svg:x2="15.557cm" svg:y2="12.824cm">
          <text:p text:style-name="P1"><text:span text:style-name="T7">n Written/Status</text:span></text:p>
        </draw:connector>
        <draw:ellipse draw:style-name="gr14" draw:text-style-name="P13" draw:layer="layout" svg:width="1.905cm" svg:height="0.635cm" svg:x="18.732cm" svg:y="4.762cm">
          <text:p text:style-name="P1"><text:span text:style-name="T7">Blocked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5-01-31T09:51:07</meta:creation-date>
    <dc:date>2006-08-15T10:25:50</dc:date>
    <dc:language>en-US</dc:language>
    <meta:editing-cycles>47</meta:editing-cycles>
    <meta:editing-duration>PT21H16M16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